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b722" officeooo:paragraph-rsid="000db722"/>
    </style:style>
    <style:style style:name="P2" style:family="paragraph" style:parent-style-name="Standard" style:list-style-name="L1">
      <style:text-properties fo:font-style="italic" officeooo:rsid="0068300c" officeooo:paragraph-rsid="0068300c" style:font-style-asian="italic" style:font-style-complex="italic"/>
    </style:style>
    <style:style style:name="P3" style:family="paragraph" style:parent-style-name="Standard" style:list-style-name="L1">
      <style:text-properties fo:font-style="italic" officeooo:rsid="00699003" officeooo:paragraph-rsid="00699003" style:font-style-asian="italic" style:font-style-complex="italic"/>
    </style:style>
    <style:style style:name="P4" style:family="paragraph" style:parent-style-name="Standard" style:list-style-name="L1">
      <style:text-properties fo:font-style="italic" officeooo:rsid="006b9593" officeooo:paragraph-rsid="006b9593" style:font-style-asian="italic" style:font-style-complex="italic"/>
    </style:style>
    <style:style style:name="P5" style:family="paragraph" style:parent-style-name="Standard" style:list-style-name="L1">
      <style:text-properties fo:font-style="italic" officeooo:rsid="006c4c89" officeooo:paragraph-rsid="006c4c89" style:font-style-asian="italic" style:font-style-complex="italic"/>
    </style:style>
    <style:style style:name="P6" style:family="paragraph" style:parent-style-name="Standard" style:list-style-name="L5">
      <style:text-properties fo:font-style="italic" officeooo:rsid="006e1e5b" officeooo:paragraph-rsid="006e1e5b" style:font-style-asian="italic" style:font-style-complex="italic"/>
    </style:style>
    <style:style style:name="P7" style:family="paragraph" style:parent-style-name="Standard" style:list-style-name="L5">
      <style:text-properties fo:font-style="italic" officeooo:rsid="006f6191" officeooo:paragraph-rsid="006f6191" style:font-style-asian="italic" style:font-style-complex="italic"/>
    </style:style>
    <style:style style:name="P8" style:family="paragraph" style:parent-style-name="Standard" style:list-style-name="L5">
      <style:text-properties fo:font-style="italic" officeooo:rsid="006f9252" officeooo:paragraph-rsid="006f9252" style:font-style-asian="italic" style:font-style-complex="italic"/>
    </style:style>
    <style:style style:name="P9" style:family="paragraph" style:parent-style-name="Standard" style:list-style-name="L5">
      <style:text-properties fo:font-style="italic" officeooo:rsid="007043e2" officeooo:paragraph-rsid="007043e2" style:font-style-asian="italic" style:font-style-complex="italic"/>
    </style:style>
    <style:style style:name="P10" style:family="paragraph" style:parent-style-name="Standard" style:list-style-name="L5">
      <style:text-properties fo:font-style="italic" officeooo:rsid="00714f11" officeooo:paragraph-rsid="00714f11" style:font-style-asian="italic" style:font-style-complex="italic"/>
    </style:style>
    <style:style style:name="P11" style:family="paragraph" style:parent-style-name="Standard" style:list-style-name="L5">
      <style:text-properties fo:font-style="italic" officeooo:rsid="0071ef1b" officeooo:paragraph-rsid="0071ef1b" style:font-style-asian="italic" style:font-style-complex="italic"/>
    </style:style>
    <style:style style:name="P12" style:family="paragraph" style:parent-style-name="Standard" style:list-style-name="L6">
      <style:text-properties fo:font-style="italic" officeooo:rsid="00723ded" officeooo:paragraph-rsid="00723ded" style:font-style-asian="italic" style:font-style-complex="italic"/>
    </style:style>
    <style:style style:name="P13" style:family="paragraph" style:parent-style-name="Standard" style:list-style-name="L5">
      <style:text-properties fo:font-style="italic" officeooo:rsid="00742ea5" officeooo:paragraph-rsid="00742ea5" style:font-style-asian="italic" style:font-style-complex="italic"/>
    </style:style>
    <style:style style:name="P14" style:family="paragraph" style:parent-style-name="Standard">
      <style:text-properties fo:font-style="italic" officeooo:rsid="00742ea5" officeooo:paragraph-rsid="00742ea5" style:font-style-asian="italic" style:font-style-complex="italic"/>
    </style:style>
    <style:style style:name="P15" style:family="paragraph" style:parent-style-name="Standard" style:list-style-name="L5">
      <style:text-properties fo:font-style="italic" officeooo:rsid="0074be19" officeooo:paragraph-rsid="0074be19" style:font-style-asian="italic" style:font-style-complex="italic"/>
    </style:style>
    <style:style style:name="P16" style:family="paragraph" style:parent-style-name="Standard" style:list-style-name="L5">
      <style:text-properties fo:font-style="italic" officeooo:rsid="00762dc2" officeooo:paragraph-rsid="00762dc2" style:font-style-asian="italic" style:font-style-complex="italic"/>
    </style:style>
    <style:style style:name="P17" style:family="paragraph" style:parent-style-name="Standard" style:list-style-name="L5">
      <style:text-properties fo:font-style="italic" officeooo:rsid="0077ac5a" officeooo:paragraph-rsid="0077ac5a" style:font-style-asian="italic" style:font-style-complex="italic"/>
    </style:style>
    <style:style style:name="P18" style:family="paragraph" style:parent-style-name="Standard" style:list-style-name="L5">
      <style:text-properties fo:font-style="italic" officeooo:rsid="0079a835" officeooo:paragraph-rsid="0079a835" style:font-style-asian="italic" style:font-style-complex="italic"/>
    </style:style>
    <style:style style:name="P19" style:family="paragraph" style:parent-style-name="Standard" style:list-style-name="L5">
      <style:text-properties fo:font-style="italic" officeooo:rsid="0079ce79" officeooo:paragraph-rsid="0079ce79" style:font-style-asian="italic" style:font-style-complex="italic"/>
    </style:style>
    <style:style style:name="P20" style:family="paragraph" style:parent-style-name="Standard" style:list-style-name="L5">
      <style:text-properties fo:font-style="italic" officeooo:rsid="007ba2e1" officeooo:paragraph-rsid="007ba2e1" style:font-style-asian="italic" style:font-style-complex="italic"/>
    </style:style>
    <style:style style:name="P21" style:family="paragraph" style:parent-style-name="Standard" style:list-style-name="L5">
      <style:text-properties fo:font-style="italic" officeooo:rsid="007e40d7" officeooo:paragraph-rsid="007e40d7" style:font-style-asian="italic" style:font-style-complex="italic"/>
    </style:style>
    <style:style style:name="P22" style:family="paragraph" style:parent-style-name="Standard" style:list-style-name="L5">
      <style:text-properties fo:font-style="italic" officeooo:rsid="007ef8fe" officeooo:paragraph-rsid="007ef8fe" style:font-style-asian="italic" style:font-style-complex="italic"/>
    </style:style>
    <style:style style:name="P23" style:family="paragraph" style:parent-style-name="Standard" style:list-style-name="L5">
      <style:text-properties fo:font-style="italic" officeooo:rsid="007fcc16" officeooo:paragraph-rsid="007fcc16" style:font-style-asian="italic" style:font-style-complex="italic"/>
    </style:style>
    <style:style style:name="P24" style:family="paragraph" style:parent-style-name="Standard" style:list-style-name="L5">
      <style:text-properties fo:font-style="italic" officeooo:rsid="00806bae" officeooo:paragraph-rsid="0080fc5b" style:font-style-asian="italic" style:font-style-complex="italic"/>
    </style:style>
    <style:style style:name="P25" style:family="paragraph" style:parent-style-name="Standard" style:list-style-name="L5">
      <style:text-properties fo:font-style="italic" officeooo:rsid="0080fc5b" officeooo:paragraph-rsid="0080fc5b" style:font-style-asian="italic" style:font-style-complex="italic"/>
    </style:style>
    <style:style style:name="P26" style:family="paragraph" style:parent-style-name="Standard" style:list-style-name="L5">
      <style:text-properties fo:font-style="italic" officeooo:rsid="0084d067" officeooo:paragraph-rsid="0084d067" style:font-style-asian="italic" style:font-style-complex="italic"/>
    </style:style>
    <style:style style:name="P27" style:family="paragraph" style:parent-style-name="Standard" style:list-style-name="L1">
      <style:text-properties fo:font-style="italic" style:text-underline-style="none" officeooo:rsid="006c4c89" officeooo:paragraph-rsid="006c4c89" style:font-style-asian="italic" style:font-style-complex="italic"/>
    </style:style>
    <style:style style:name="P28" style:family="paragraph" style:parent-style-name="Standard">
      <style:text-properties fo:font-style="italic" style:text-underline-style="none" officeooo:rsid="006c4c89" officeooo:paragraph-rsid="006c4c89" style:font-style-asian="italic" style:font-style-complex="italic"/>
    </style:style>
    <style:style style:name="P29" style:family="paragraph" style:parent-style-name="Standard" style:list-style-name="L6">
      <style:text-properties fo:font-style="normal" officeooo:rsid="00723ded" officeooo:paragraph-rsid="00723ded" style:font-style-asian="normal" style:font-style-complex="normal"/>
    </style:style>
    <style:style style:name="P30" style:family="paragraph" style:parent-style-name="Standard">
      <style:text-properties officeooo:rsid="0065749a" officeooo:paragraph-rsid="0065749a"/>
    </style:style>
    <style:style style:name="P31" style:family="paragraph" style:parent-style-name="Standard">
      <style:text-properties officeooo:rsid="00672956" officeooo:paragraph-rsid="00672956"/>
    </style:style>
    <style:style style:name="P32" style:family="paragraph" style:parent-style-name="Standard">
      <style:text-properties officeooo:rsid="006e1e5b" officeooo:paragraph-rsid="006e1e5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672956" style:font-style-asian="normal" style:font-style-complex="normal"/>
    </style:style>
    <style:style style:name="T3" style:family="text">
      <style:text-properties fo:font-style="normal" officeooo:rsid="006a12ca" style:font-style-asian="normal" style:font-style-complex="normal"/>
    </style:style>
    <style:style style:name="T4" style:family="text">
      <style:text-properties fo:font-style="normal" officeooo:rsid="0079ce79" style:font-style-asian="normal" style:font-style-complex="normal"/>
    </style:style>
    <style:style style:name="T5" style:family="text">
      <style:text-properties fo:font-style="normal" officeooo:rsid="007fcc16" style:font-style-asian="normal" style:font-style-complex="normal"/>
    </style:style>
    <style:style style:name="T6" style:family="text">
      <style:text-properties fo:font-style="normal" officeooo:rsid="00806bae" style:font-style-asian="normal" style:font-style-complex="normal"/>
    </style:style>
    <style:style style:name="T7" style:family="text">
      <style:text-properties fo:font-style="normal" officeooo:rsid="0080fc5b" style:font-style-asian="normal" style:font-style-complex="normal"/>
    </style:style>
    <style:style style:name="T8" style:family="text">
      <style:text-properties fo:font-style="normal" officeooo:rsid="008166f4" style:font-style-asian="normal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Chapter 2 - Understanding Identity and Access Management</text:p>
      <text:p text:style-name="P1">Definitions</text:p>
      <text:list xml:id="list1794681970" text:style-name="L1">
        <text:list-item>
          <text:p text:style-name="P2">identification - <text:span text:style-name="T1">occurs when users claim (or profess) their identity with identifiers such as a username or email address</text:span></text:p>
        </text:list-item>
        <text:list-item>
          <text:p text:style-name="P3">authentication - <text:span text:style-name="T3">users prove their identity using authentication, which is typically some sort of password</text:span></text:p>
        </text:list-item>
        <text:list-item>
          <text:p text:style-name="P4">Authentication, Authorization and Accounting (AAA) - <text:span text:style-name="T1">work with identification to provide a comprehensive access management system</text:span></text:p>
        </text:list-item>
        <text:list-item>
          <text:p text:style-name="P5">authorization <text:span text:style-name="T1">- </text:span><text:span text:style-name="T9">when a a user proves their identity through identification and authentication, they are authorized to access resources based on their identity</text:span></text:p>
        </text:list-item>
        <text:list-item>
          <text:p text:style-name="P5"><text:span text:style-name="T10">accounting - </text:span><text:span text:style-name="T9">accounting methods track user activity and record the activity in logs. ex...audit logs track activity and admins use these logs to create an audit trail.</text:span></text:p>
        </text:list-item>
        <text:list-item>
          <text:p text:style-name="P27">audit trail - <text:span text:style-name="T1">allows security professionals to re-create the events that preceded a security incident.</text:span></text:p>
        </text:list-item>
      </text:list>
      <text:p text:style-name="P28"><text:span text:style-name="T1"/></text:p>
      <text:p text:style-name="P28"><text:span text:style-name="T1"/></text:p>
      <text:p text:style-name="P32"><text:span text:style-name="T2">A</text:span><text:span text:style-name="T1">uthentication Factors</text:span></text:p>
      <text:list xml:id="list2372994373" text:style-name="L5">
        <text:list-item>
          <text:p text:style-name="P6">something you know- <text:span text:style-name="T1">such as a password or PIN</text:span></text:p>
          <text:list>
            <text:list-item>
              <text:p text:style-name="P7"><text:span text:style-name="T1">typically considered a “shared” secret</text:span></text:p>
            </text:list-item>
            <text:list-item>
              <text:p text:style-name="P7"><text:span text:style-name="T1">Password Complexity</text:span></text:p>
              <text:list>
                <text:list-item>
                  <text:p text:style-name="P7"><text:span text:style-name="T1">a complex password uses multiple character types, and a set length.</text:span></text:p>
                </text:list-item>
                <text:list-item>
                  <text:p text:style-name="P7"><text:span text:style-name="T1">as of Jan 16, microsoft listed best practice as at least 14 characters</text:span></text:p>
                </text:list-item>
                <text:list-item>
                  <text:p text:style-name="P8"><text:span text:style-name="T1">key space - calculated using the # of characters possible and the length of the password</text:span></text:p>
                  <text:list>
                    <text:list-item>
                      <text:p text:style-name="P8"><text:span text:style-name="T1">C ^ n</text:span></text:p>
                      <text:list>
                        <text:list-item>
                          <text:p text:style-name="P8"><text:span text:style-name="T1">C= number of possible characters (only lowercase is 26 characters)</text:span></text:p>
                        </text:list-item>
                        <text:list-item>
                          <text:p text:style-name="P8"><text:span text:style-name="T1">n = length of the passwords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1">Complex passwords use a mix of character types</text:span></text:p>
            </text:list-item>
            <text:list-item>
              <text:p text:style-name="P8"><text:span text:style-name="T1">Strong passowrd use a mix of character types and a minimum password length of 14 characters</text:span></text:p>
            </text:list-item>
            <text:list-item>
              <text:p text:style-name="P9"><text:span text:style-name="T1">Password Best Practices / Methods</text:span></text:p>
              <text:list>
                <text:list-item>
                  <text:p text:style-name="P9"><text:span text:style-name="T1">Train users about good password setting behaviors</text:span></text:p>
                  <text:list>
                    <text:list-item>
                      <text:p text:style-name="P9"><text:span text:style-name="T1">make users aware of the potential damage caused if they were to give out their password</text:span></text:p>
                    </text:list-item>
                    <text:list-item>
                      <text:p text:style-name="P9"><text:span text:style-name="T1">creation of strong passwords</text:span></text:p>
                    </text:list-item>
                  </text:list>
                </text:list-item>
                <text:list-item>
                  <text:p text:style-name="P9"><text:span text:style-name="T1">Password Expiration</text:span></text:p>
                  <text:list>
                    <text:list-item>
                      <text:p text:style-name="P9"><text:span text:style-name="T1">Users should change their passwords regularly,typically every 45 to 90 days</text:span></text:p>
                    </text:list-item>
                  </text:list>
                </text:list-item>
                <text:list-item>
                  <text:p text:style-name="P10"><text:span text:style-name="T1">Password Recovery</text:span></text:p>
                  <text:list>
                    <text:list-item>
                      <text:p text:style-name="P10"><text:span text:style-name="T1">Before resetting passwords, be sure to confirm the user’s identity.</text:span></text:p>
                    </text:list-item>
                    <text:list-item>
                      <text:p text:style-name="P10"><text:span text:style-name="T1">When passwords are reset for a user, it’s been to use a one-time only password</text:span></text:p>
                      <text:list>
                        <text:list-item>
                          <text:p text:style-name="P10"><text:span text:style-name="T1">a temporary, or one-use password forces the user to change their password immediately, and removes risks of admins or support techs from using the user’s identity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1">Password history and re-use</text:span></text:p>
                  <text:list>
                    <text:list-item>
                      <text:p text:style-name="P11"><text:span text:style-name="T1">many users will stick to the same password for ever, so it’s best practice to prevent users from re-using a password until they have used 24 or more new passwords</text:span></text:p>
                    </text:list-item>
                  </text:list>
                </text:list-item>
                <text:list-item>
                  <text:p text:style-name="P13"><text:span text:style-name="T1">Password Policy</text:span></text:p>
                  <text:list>
                    <text:list-item>
                      <text:p text:style-name="P13"><text:span text:style-name="T1">Common setting configured in Group Policy</text:span></text:p>
                    </text:list-item>
                    <text:list-item>
                      <text:p text:style-name="P13"><text:span text:style-name="T1">Typically starts as a written document that outlines the security goals for the organization as it pertains to passwords</text:span></text:p>
                    </text:list-item>
                    <text:list-item>
                      <text:p text:style-name="P15"><text:soft-page-break/><text:span text:style-name="T1">example settings in Group Policy;</text:span></text:p>
                      <text:list>
                        <text:list-item>
                          <text:p text:style-name="P15"><text:span text:style-name="T1">Enforce password history (have to use 25 new passwords before re-using an old one)</text:span></text:p>
                        </text:list-item>
                        <text:list-item>
                          <text:p text:style-name="P15"><text:span text:style-name="T1">Minimum / Maximum password age</text:span></text:p>
                        </text:list-item>
                        <text:list-item>
                          <text:p text:style-name="P16"><text:span text:style-name="T1">Complexity Requirements</text:span></text:p>
                        </text:list-item>
                        <text:list-item>
                          <text:p text:style-name="P16"><text:span text:style-name="T1">Store passwords using reversible Encryption</text:span></text:p>
                          <text:list>
                            <text:list-item>
                              <text:p text:style-name="P16"><text:span text:style-name="T1">stores the password in a way that the original password can be discovered (rarely enabled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"><text:span text:style-name="T1">Account Lockout Policies</text:span></text:p>
                  <text:list>
                    <text:list-item>
                      <text:p text:style-name="P17"><text:span text:style-name="T1">Account lockout threshold - max # of times a user can enter the wrong password before the account is locked by the system</text:span></text:p>
                    </text:list-item>
                    <text:list-item>
                      <text:p text:style-name="P18"><text:span text:style-name="T1">Account lockout duration - </text:span><text:span text:style-name="T4">indicates how long an account remains locked</text:span></text:p>
                      <text:list>
                        <text:list-item>
                          <text:p text:style-name="P19"><text:span text:style-name="T1">set to 30 locks account for 30 minutes, set to 0 keeps account locked until admin unlocks it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0"><text:span text:style-name="T1">Change Default Password</text:span></text:p>
                  <text:list>
                    <text:list-item>
                      <text:p text:style-name="P20"><text:span text:style-name="T1">many admin accounts come with default passwords and even user names. </text:span></text:p>
                    </text:list-item>
                    <text:list-item>
                      <text:p text:style-name="P20"><text:span text:style-name="T1">Best practice is to reset these password and names as soon as possib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T1"/></text:p>
      <text:list xml:id="list182151195866140" text:continue-numbering="true" text:style-name="L5">
        <text:list-item>
          <text:p text:style-name="P6">something you have - <text:span text:style-name="T1">could be a smart card or USB token</text:span></text:p>
          <text:list>
            <text:list-item>
              <text:p text:style-name="P21"><text:span text:style-name="T1">refers to something you can physically hold, such as a smart card, common access cards, hardware token</text:span></text:p>
              <text:list>
                <text:list-item>
                  <text:p text:style-name="P22"><text:span text:style-name="T1">Smart Cards</text:span><text:span text:style-name="T5"> - credit card sized cards that have an embedded microchip and a certificate</text:span></text:p>
                  <text:list>
                    <text:list-item>
                      <text:p text:style-name="P23"><text:span text:style-name="T1">users enter the smart card into a reader</text:span></text:p>
                    </text:list-item>
                    <text:list-item>
                      <text:p text:style-name="P23"><text:span text:style-name="T1">R</text:span><text:span text:style-name="T6">e</text:span><text:span text:style-name="T1">quirements</text:span></text:p>
                      <text:list>
                        <text:list-item>
                          <text:p text:style-name="P23"><text:span text:style-name="T1">Embedded Certificate - holds a user’s private key and is matched to the public key. Private key is used each time the user logs on to a network</text:span></text:p>
                        </text:list-item>
                        <text:list-item>
                          <text:p text:style-name="P23"><text:span text:style-name="T1">Public Key Infrastructure (PKI) - PKI supports issuing and managing certificate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4"><text:span text:style-name="T1">Common Access Card (CAC) - specialized smart card used by the US Department of Defense. Similar to other smart cards, but also includes a picture of the user and other readable information.</text:span><text:span text:style-name="T8"> </text:span><text:span text:style-name="T7">Includes photo ID and provides confidentiality, integrity, authentication and non-repudiation.</text:span></text:p>
                </text:list-item>
                <text:list-item>
                  <text:p text:style-name="P25"><text:span text:style-name="T1">Personal Identity Verification (PIV) - Specalized type of smart card used by US Federal Agencies. Includes photo ID and provides confidentiality, integrity, authentication and non-repudiation.</text:span></text:p>
                </text:list-item>
                <text:list-item>
                  <text:p text:style-name="P26"><text:span text:style-name="T1">Tokens (or key fob) - </text:span></text:p>
                </text:list-item>
              </text:list>
            </text:list-item>
          </text:list>
        </text:list-item>
        <text:list-item>
          <text:p text:style-name="P6">something you are - <text:span text:style-name="T1">biometric indicators</text:span></text:p>
        </text:list-item>
        <text:list-item>
          <text:p text:style-name="P6">somewhere you are - <text:span text:style-name="T1">based on your location, using geolocation technologies</text:span></text:p>
        </text:list-item>
        <text:list-item>
          <text:p text:style-name="P6">something you do - <text:span text:style-name="T1">such as gestures on a touch screen</text:span></text:p>
        </text:list-item>
      </text:list>
      <text:p text:style-name="P31"><text:span text:style-name="T1"/></text:p>
      <text:p text:style-name="P31"><text:span text:style-name="T1">Other Notes</text:span></text:p>
      <text:list xml:id="list3269645623" text:style-name="L6">
        <text:list-item>
          <text:p text:style-name="P12">Group Policy Object (GPO) </text:p>
          <text:list>
            <text:list-item>
              <text:p text:style-name="P29">used in Windows Domain to manage settings to be applied to multiple users and computers in a doma</text:p>
            </text:list-item>
            <text:list-item>
              <text:p text:style-name="P29">Can be used to target specific groups of users or computers</text:p>
              <text:list>
                <text:list-item>
                  <text:p text:style-name="P29">In a Microsoft domain, admins organize users and computers into Organizational Unit (OUs). <text:s/>Once a GPO is created, it can be linked to a specific OU and then the GPO settings apply only to the users and computers in the target OU</text:p>
                </text:list-item>
              </text:list>
            </text:list-item>
          </text:list>
        </text:list-item>
        <text:list-item>
          <text:p text:style-name="P12">Active Directory Domain Services (AD DS) - <text:span text:style-name="T1">directory service developed by Microsoft for Windows domain neworks. </text:span></text:p>
          <text:list>
            <text:list-item>
              <text:p text:style-name="P12"><text:soft-page-break/><text:span text:style-name="T1">Acts as a set of processes and service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6:19:12.001000000</meta:creation-date>
    <meta:generator>LibreOffice/6.1.1.2$Windows_X86_64 LibreOffice_project/5d19a1bfa650b796764388cd8b33a5af1f5baa1b</meta:generator>
    <dc:date>2020-02-08T18:20:37.081000000</dc:date>
    <meta:editing-duration>P5DT6H21M37S</meta:editing-duration>
    <meta:editing-cycles>112</meta:editing-cycles>
    <meta:document-statistic meta:table-count="0" meta:image-count="0" meta:object-count="0" meta:page-count="3" meta:paragraph-count="68" meta:word-count="869" meta:character-count="5008" meta:non-whitespace-character-count="4266"/>
  </office:meta>
</office:document-meta>
</file>